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600">
            <text:p>3600</text:p>
          </table:table-cell>
          <table:table-cell office:value-type="float" office:value="0.1">
            <text:p>0,1</text:p>
          </table:table-cell>
          <table:table-cell office:value-type="float" office:value="3600.1">
            <text:p>360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9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9, 29, 49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8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8, 28, 48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7, 27, 47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6, 26, 46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5, 25, 45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4, 24, 44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3, 23, 43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2, 22, 42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, 21, 41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0, 20, 40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9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9, 39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8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8, 38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7, 37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6, 36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5, 35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4, 34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3, 33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2, 32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1, 31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40.0]</text:p>
          </table:table-cell>
          <table:table-cell office:value-type="string">
            <text:p>[[10, 30]]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OST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ATACENTER</text:p>
          </table:table-cell>
          <table:table-cell table:number-columns-repeated="10"/>
        </table:table-row>
        <table:table-row table:style-name="ro1"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6"/>
        </table:table-row>
        <table:table-row table:style-name="ro1">
          <table:table-cell office:value-type="string">
            <text:p>[80000]/80000</text:p>
          </table:table-cell>
          <table:table-cell office:value-type="string">
            <text:p>[20480]/20480</text:p>
          </table:table-cell>
          <table:table-cell office:value-type="string">
            <text:p>[20000]/100000</text:p>
          </table:table-cell>
          <table:table-cell office:value-type="string">
            <text:p>[200000]/10000000</text:p>
          </table:table-cell>
          <table:table-cell office:value-type="string">
            <text:p>[1000.0]</text:p>
          </table:table-cell>
          <table:table-cell table:number-columns-repeated="6"/>
        </table:table-row>
      </table:table>
      <table:table table:name="test2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, 1]</text:p>
          </table:table-cell>
          <table:table-cell office:value-type="string">
            <text:p>[0.1, 2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, 1]</text:p>
          </table:table-cell>
          <table:table-cell office:value-type="string">
            <text:p>[0.1, 2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, 1]</text:p>
          </table:table-cell>
          <table:table-cell office:value-type="string">
            <text:p>[0.1, 2.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.14">
            <text:p>6,14</text:p>
          </table:table-cell>
          <table:table-cell office:value-type="float" office:value="0.1">
            <text:p>0,1</text:p>
          </table:table-cell>
          <table:table-cell office:value-type="float" office:value="6.24">
            <text:p>6,2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, 9, 18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.14">
            <text:p>6,14</text:p>
          </table:table-cell>
          <table:table-cell office:value-type="float" office:value="0.1">
            <text:p>0,1</text:p>
          </table:table-cell>
          <table:table-cell office:value-type="float" office:value="6.24">
            <text:p>6,2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, 9, 18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.14">
            <text:p>6,14</text:p>
          </table:table-cell>
          <table:table-cell office:value-type="float" office:value="0.1">
            <text:p>0,1</text:p>
          </table:table-cell>
          <table:table-cell office:value-type="float" office:value="6.24">
            <text:p>6,2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, 9, 18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, 10, 25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, 10, 19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, 10, 19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, 0, 16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, 0, 16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, 0, 16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, 23, 15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, 23, 15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.43">
            <text:p>7,43</text:p>
          </table:table-cell>
          <table:table-cell office:value-type="float" office:value="0.1">
            <text:p>0,1</text:p>
          </table:table-cell>
          <table:table-cell office:value-type="float" office:value="7.53">
            <text:p>7,53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, 23, 15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9">
            <text:p>5,9</text:p>
          </table:table-cell>
          <table:table-cell office:value-type="float" office:value="2.1">
            <text:p>2,1</text:p>
          </table:table-cell>
          <table:table-cell office:value-type="float" office:value="8">
            <text:p>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21, 1]</text:p>
          </table:table-cell>
          <table:table-cell office:value-type="string">
            <text:p>[-1.0, 2.1, 4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9">
            <text:p>7,9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, 21, 1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9">
            <text:p>7,9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, 21, 1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9">
            <text:p>7,9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, 21, 1]</text:p>
          </table:table-cell>
          <table:table-cell office:value-type="string">
            <text:p>[0.1, 2.1, 4.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.72">
            <text:p>9,72</text:p>
          </table:table-cell>
          <table:table-cell office:value-type="float" office:value="0.1">
            <text:p>0,1</text:p>
          </table:table-cell>
          <table:table-cell office:value-type="float" office:value="9.82">
            <text:p>9,82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, 11, 20, 23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.72">
            <text:p>9,72</text:p>
          </table:table-cell>
          <table:table-cell office:value-type="float" office:value="0.1">
            <text:p>0,1</text:p>
          </table:table-cell>
          <table:table-cell office:value-type="float" office:value="9.82">
            <text:p>9,82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, 11, 20, 28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9.72">
            <text:p>9,72</text:p>
          </table:table-cell>
          <table:table-cell office:value-type="float" office:value="0.1">
            <text:p>0,1</text:p>
          </table:table-cell>
          <table:table-cell office:value-type="float" office:value="9.82">
            <text:p>9,82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, 11, 20, 29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.72">
            <text:p>9,72</text:p>
          </table:table-cell>
          <table:table-cell office:value-type="float" office:value="0.1">
            <text:p>0,1</text:p>
          </table:table-cell>
          <table:table-cell office:value-type="float" office:value="9.82">
            <text:p>9,82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, 11, 20, 3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.94">
            <text:p>9,94</text:p>
          </table:table-cell>
          <table:table-cell office:value-type="float" office:value="0.1">
            <text:p>0,1</text:p>
          </table:table-cell>
          <table:table-cell office:value-type="float" office:value="10.04">
            <text:p>10,0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, 12, 22, 28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9.94">
            <text:p>9,94</text:p>
          </table:table-cell>
          <table:table-cell office:value-type="float" office:value="0.1">
            <text:p>0,1</text:p>
          </table:table-cell>
          <table:table-cell office:value-type="float" office:value="10.04">
            <text:p>10,0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, 12, 22, 29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.94">
            <text:p>9,94</text:p>
          </table:table-cell>
          <table:table-cell office:value-type="float" office:value="0.1">
            <text:p>0,1</text:p>
          </table:table-cell>
          <table:table-cell office:value-type="float" office:value="10.04">
            <text:p>10,0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, 12, 22, 3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9.94">
            <text:p>9,94</text:p>
          </table:table-cell>
          <table:table-cell office:value-type="float" office:value="0.1">
            <text:p>0,1</text:p>
          </table:table-cell>
          <table:table-cell office:value-type="float" office:value="10.04">
            <text:p>10,04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, 12, 22, 3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.16">
            <text:p>10,16</text:p>
          </table:table-cell>
          <table:table-cell office:value-type="float" office:value="2.1">
            <text:p>2,1</text:p>
          </table:table-cell>
          <table:table-cell office:value-type="float" office:value="12.26">
            <text:p>12,2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23, 15, 24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.5">
            <text:p>10,5</text:p>
          </table:table-cell>
          <table:table-cell office:value-type="float" office:value="2.1">
            <text:p>2,1</text:p>
          </table:table-cell>
          <table:table-cell office:value-type="float" office:value="12.6">
            <text:p>12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22, 14, 23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.5">
            <text:p>12,5</text:p>
          </table:table-cell>
          <table:table-cell office:value-type="float" office:value="0.1">
            <text:p>0,1</text:p>
          </table:table-cell>
          <table:table-cell office:value-type="float" office:value="12.6">
            <text:p>12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, 22, 14, 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.5">
            <text:p>12,5</text:p>
          </table:table-cell>
          <table:table-cell office:value-type="float" office:value="0.1">
            <text:p>0,1</text:p>
          </table:table-cell>
          <table:table-cell office:value-type="float" office:value="12.6">
            <text:p>12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, 22, 14, 22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2.5">
            <text:p>12,5</text:p>
          </table:table-cell>
          <table:table-cell office:value-type="float" office:value="0.1">
            <text:p>0,1</text:p>
          </table:table-cell>
          <table:table-cell office:value-type="float" office:value="12.6">
            <text:p>12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, 22, 14, 23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.1">
            <text:p>2,1</text:p>
          </table:table-cell>
          <table:table-cell office:value-type="float" office:value="13.1">
            <text:p>1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9, 28, 20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13.1">
            <text:p>1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, 19, 28, 32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13.1">
            <text:p>1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, 19, 28, 19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13.1">
            <text:p>1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, 19, 28, 2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.78">
            <text:p>11,78</text:p>
          </table:table-cell>
          <table:table-cell office:value-type="float" office:value="2.1">
            <text:p>2,1</text:p>
          </table:table-cell>
          <table:table-cell office:value-type="float" office:value="13.88">
            <text:p>13,8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20, 0, 21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3.78">
            <text:p>13,78</text:p>
          </table:table-cell>
          <table:table-cell office:value-type="float" office:value="0.1">
            <text:p>0,1</text:p>
          </table:table-cell>
          <table:table-cell office:value-type="float" office:value="13.88">
            <text:p>13,8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, 20, 0, 33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.78">
            <text:p>13,78</text:p>
          </table:table-cell>
          <table:table-cell office:value-type="float" office:value="0.1">
            <text:p>0,1</text:p>
          </table:table-cell>
          <table:table-cell office:value-type="float" office:value="13.88">
            <text:p>13,8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, 20, 0, 2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.78">
            <text:p>13,78</text:p>
          </table:table-cell>
          <table:table-cell office:value-type="float" office:value="0.1">
            <text:p>0,1</text:p>
          </table:table-cell>
          <table:table-cell office:value-type="float" office:value="13.88">
            <text:p>13,88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, 20, 0, 2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.5">
            <text:p>12,5</text:p>
          </table:table-cell>
          <table:table-cell office:value-type="float" office:value="4.1">
            <text:p>4,1</text:p>
          </table:table-cell>
          <table:table-cell office:value-type="float" office:value="16.6">
            <text:p>16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4, 33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6.5">
            <text:p>16,5</text:p>
          </table:table-cell>
          <table:table-cell office:value-type="float" office:value="0.1">
            <text:p>0,1</text:p>
          </table:table-cell>
          <table:table-cell office:value-type="float" office:value="16.6">
            <text:p>16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, 14, 24, 25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6.5">
            <text:p>16,5</text:p>
          </table:table-cell>
          <table:table-cell office:value-type="float" office:value="0.1">
            <text:p>0,1</text:p>
          </table:table-cell>
          <table:table-cell office:value-type="float" office:value="16.6">
            <text:p>16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, 14, 24, 32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6.5">
            <text:p>16,5</text:p>
          </table:table-cell>
          <table:table-cell office:value-type="float" office:value="0.1">
            <text:p>0,1</text:p>
          </table:table-cell>
          <table:table-cell office:value-type="float" office:value="16.6">
            <text:p>16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, 14, 24, 33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4.5">
            <text:p>14,5</text:p>
          </table:table-cell>
          <table:table-cell office:value-type="float" office:value="2.1">
            <text:p>2,1</text:p>
          </table:table-cell>
          <table:table-cell office:value-type="float" office:value="16.6">
            <text:p>16,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4, 24, 33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.1">
            <text:p>4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5, 0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, 15, 25, 27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, 15, 25, 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1">
            <text:p>2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5, 25, 0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.1">
            <text:p>8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1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.1">
            <text:p>4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0, 21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.1">
            <text:p>4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0, 21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.1">
            <text:p>4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7, 19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, 18, 27, 3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, 18, 27, 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, 18, 27, 19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.1">
            <text:p>2,1</text:p>
          </table:table-cell>
          <table:table-cell office:value-type="float" office:value="17.1">
            <text:p>1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8, 27, 19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.1">
            <text:p>4,1</text:p>
          </table:table-cell>
          <table:table-cell office:value-type="float" office:value="19.1">
            <text:p>19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8, 20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.1">
            <text:p>8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4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, 13, 23, 24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.1">
            <text:p>4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5, 24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.1">
            <text:p>4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5, 24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.1">
            <text:p>4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2, 31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.1">
            <text:p>2,1</text:p>
          </table:table-cell>
          <table:table-cell office:value-type="float" office:value="21.1">
            <text:p>21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2, 22, 31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8.1">
            <text:p>8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5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0, 16, 25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0, 16, 25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.1">
            <text:p>4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6, 25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8.1">
            <text:p>8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9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0, 19, 29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0, 19, 29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.1">
            <text:p>4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9, 29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8.1">
            <text:p>8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7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, 17, 27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, 17, 27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.1">
            <text:p>4,1</text:p>
          </table:table-cell>
          <table:table-cell office:value-type="float" office:value="22.1">
            <text:p>22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7, 27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8.66">
            <text:p>18,66</text:p>
          </table:table-cell>
          <table:table-cell office:value-type="float" office:value="4.1">
            <text:p>4,1</text:p>
          </table:table-cell>
          <table:table-cell office:value-type="float" office:value="22.76">
            <text:p>22,7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3, 32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2.66">
            <text:p>22,66</text:p>
          </table:table-cell>
          <table:table-cell office:value-type="float" office:value="0.1">
            <text:p>0,1</text:p>
          </table:table-cell>
          <table:table-cell office:value-type="float" office:value="22.76">
            <text:p>22,7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, 13, 23, 3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2.66">
            <text:p>22,66</text:p>
          </table:table-cell>
          <table:table-cell office:value-type="float" office:value="0.1">
            <text:p>0,1</text:p>
          </table:table-cell>
          <table:table-cell office:value-type="float" office:value="22.76">
            <text:p>22,7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, 13, 23, 32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.66">
            <text:p>20,66</text:p>
          </table:table-cell>
          <table:table-cell office:value-type="float" office:value="2.1">
            <text:p>2,1</text:p>
          </table:table-cell>
          <table:table-cell office:value-type="float" office:value="22.76">
            <text:p>22,76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3, 23, 32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.1">
            <text:p>8,1</text:p>
          </table:table-cell>
          <table:table-cell office:value-type="float" office:value="23.1">
            <text:p>2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2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.1">
            <text:p>4,1</text:p>
          </table:table-cell>
          <table:table-cell office:value-type="float" office:value="23.1">
            <text:p>2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, 22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.1">
            <text:p>4,1</text:p>
          </table:table-cell>
          <table:table-cell office:value-type="float" office:value="23.1">
            <text:p>23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, 22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24.1">
            <text:p>2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, 15, 19, 33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6.11">
            <text:p>16,11</text:p>
          </table:table-cell>
          <table:table-cell office:value-type="float" office:value="8.1">
            <text:p>8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33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6.11">
            <text:p>16,11</text:p>
          </table:table-cell>
          <table:table-cell office:value-type="float" office:value="8.1">
            <text:p>8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32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6.11">
            <text:p>16,11</text:p>
          </table:table-cell>
          <table:table-cell office:value-type="float" office:value="8.1">
            <text:p>8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31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6.11">
            <text:p>16,11</text:p>
          </table:table-cell>
          <table:table-cell office:value-type="float" office:value="8.1">
            <text:p>8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30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4.11">
            <text:p>24,11</text:p>
          </table:table-cell>
          <table:table-cell office:value-type="float" office:value="0.1">
            <text:p>0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, 17, 26, 3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2.11">
            <text:p>22,11</text:p>
          </table:table-cell>
          <table:table-cell office:value-type="float" office:value="2.1">
            <text:p>2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1, 20, 30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0.11">
            <text:p>20,11</text:p>
          </table:table-cell>
          <table:table-cell office:value-type="float" office:value="4.1">
            <text:p>4,1</text:p>
          </table:table-cell>
          <table:table-cell office:value-type="float" office:value="24.21">
            <text:p>24,2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0, 30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.1">
            <text:p>8,1</text:p>
          </table:table-cell>
          <table:table-cell office:value-type="float" office:value="26.1">
            <text:p>2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8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.1">
            <text:p>2,1</text:p>
          </table:table-cell>
          <table:table-cell office:value-type="float" office:value="26.1">
            <text:p>2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9, 18, 28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.1">
            <text:p>2,1</text:p>
          </table:table-cell>
          <table:table-cell office:value-type="float" office:value="26.1">
            <text:p>2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9, 18, 28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.1">
            <text:p>4,1</text:p>
          </table:table-cell>
          <table:table-cell office:value-type="float" office:value="26.1">
            <text:p>2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8, 28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.1">
            <text:p>8,1</text:p>
          </table:table-cell>
          <table:table-cell office:value-type="float" office:value="27.1">
            <text:p>2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3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23">
            <text:p>23</text:p>
          </table:table-cell>
          <table:table-cell office:value-type="float" office:value="4.1">
            <text:p>4,1</text:p>
          </table:table-cell>
          <table:table-cell office:value-type="float" office:value="27.1">
            <text:p>2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4, 23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23">
            <text:p>23</text:p>
          </table:table-cell>
          <table:table-cell office:value-type="float" office:value="4.1">
            <text:p>4,1</text:p>
          </table:table-cell>
          <table:table-cell office:value-type="float" office:value="27.1">
            <text:p>27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14, 23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.1">
            <text:p>8,1</text:p>
          </table:table-cell>
          <table:table-cell office:value-type="float" office:value="28.1">
            <text:p>2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19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.1">
            <text:p>8,1</text:p>
          </table:table-cell>
          <table:table-cell office:value-type="float" office:value="28.1">
            <text:p>2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19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.1">
            <text:p>8,1</text:p>
          </table:table-cell>
          <table:table-cell office:value-type="float" office:value="29.1">
            <text:p>29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0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.1">
            <text:p>8,1</text:p>
          </table:table-cell>
          <table:table-cell office:value-type="float" office:value="29.1">
            <text:p>29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20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99">
            <text:p>22,99</text:p>
          </table:table-cell>
          <table:table-cell office:value-type="float" office:value="8.1">
            <text:p>8,1</text:p>
          </table:table-cell>
          <table:table-cell office:value-type="float" office:value="31.09">
            <text:p>31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0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99">
            <text:p>22,99</text:p>
          </table:table-cell>
          <table:table-cell office:value-type="float" office:value="8.1">
            <text:p>8,1</text:p>
          </table:table-cell>
          <table:table-cell office:value-type="float" office:value="31.09">
            <text:p>31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0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.99">
            <text:p>30,99</text:p>
          </table:table-cell>
          <table:table-cell office:value-type="float" office:value="0.1">
            <text:p>0,1</text:p>
          </table:table-cell>
          <table:table-cell office:value-type="float" office:value="31.09">
            <text:p>31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, 17, 26, 0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.99">
            <text:p>26,99</text:p>
          </table:table-cell>
          <table:table-cell office:value-type="float" office:value="8.1">
            <text:p>8,1</text:p>
          </table:table-cell>
          <table:table-cell office:value-type="float" office:value="35.09">
            <text:p>35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1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.99">
            <text:p>26,99</text:p>
          </table:table-cell>
          <table:table-cell office:value-type="float" office:value="8.1">
            <text:p>8,1</text:p>
          </table:table-cell>
          <table:table-cell office:value-type="float" office:value="35.09">
            <text:p>35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-1, 1]</text:p>
          </table:table-cell>
          <table:table-cell office:value-type="string">
            <text:p>[-1.0, -1.0, -1.0, 8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.99">
            <text:p>34,99</text:p>
          </table:table-cell>
          <table:table-cell office:value-type="float" office:value="0.1">
            <text:p>0,1</text:p>
          </table:table-cell>
          <table:table-cell office:value-type="float" office:value="35.09">
            <text:p>35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, 17, 26, 1]</text:p>
          </table:table-cell>
          <table:table-cell office:value-type="string">
            <text:p>[0.1, 2.1, 4.1, 8.1]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.99">
            <text:p>32,99</text:p>
          </table:table-cell>
          <table:table-cell office:value-type="float" office:value="2.1">
            <text:p>2,1</text:p>
          </table:table-cell>
          <table:table-cell office:value-type="float" office:value="35.09">
            <text:p>35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17, 26, 1]</text:p>
          </table:table-cell>
          <table:table-cell office:value-type="string">
            <text:p>[-1.0, 2.1, 4.1, 8.1]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.99">
            <text:p>30,99</text:p>
          </table:table-cell>
          <table:table-cell office:value-type="float" office:value="4.1">
            <text:p>4,1</text:p>
          </table:table-cell>
          <table:table-cell office:value-type="float" office:value="35.09">
            <text:p>35,09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-1, -1, 26, 1]</text:p>
          </table:table-cell>
          <table:table-cell office:value-type="string">
            <text:p>[-1.0, -1.0, 4.1, 8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0, 0, 0, 0]</text:p>
          </table:table-cell>
          <table:table-cell office:value-type="string">
            <text:p>[0.0, 2.0, 4.0, 8.0]</text:p>
          </table:table-cell>
          <table:table-cell office:value-type="string">
            <text:p>[40.0, 40.0, 40.0, 40.0]</text:p>
          </table:table-cell>
          <table:table-cell office:value-type="string">
            <text:p>[[1, 17, 33, 49], [5, 21, 37, 53, 69], [57, 9, 25, 41, 73, 89], [77, 45, 61, 93, 109, 28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0, 0, 0, 0]</text:p>
          </table:table-cell>
          <table:table-cell office:value-type="string">
            <text:p>[0.0, 2.0, 4.0, 8.0]</text:p>
          </table:table-cell>
          <table:table-cell office:value-type="string">
            <text:p>[40.0, 40.0, 40.0, 40.0]</text:p>
          </table:table-cell>
          <table:table-cell office:value-type="string">
            <text:p>[[0, 16, 32, 48], [4, 20, 36, 52, 68], [56, 8, 24, 40, 72, 88], [7, 27, 92, 108, 44, 60, 76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-1, -1, -1, -1]</text:p>
          </table:table-cell>
          <table:table-cell office:value-type="string">
            <text:p>[0.0, 2.0, 4.0, 8.0]</text:p>
          </table:table-cell>
          <table:table-cell office:value-type="string">
            <text:p>[-1.0, -1.0, -1.0, -1.0]</text:p>
          </table:table-cell>
          <table:table-cell office:value-type="string">
            <text:p>[[], [], [], [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-1, -1, -1, -1]</text:p>
          </table:table-cell>
          <table:table-cell office:value-type="string">
            <text:p>[0.0, 2.0, 4.0, 8.0]</text:p>
          </table:table-cell>
          <table:table-cell office:value-type="string">
            <text:p>[-1.0, -1.0, -1.0, -1.0]</text:p>
          </table:table-cell>
          <table:table-cell office:value-type="string">
            <text:p>[[], [], [], [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7, -1, -1, -1]</text:p>
          </table:table-cell>
          <table:table-cell office:value-type="string">
            <text:p>[0.0, 2.0, 4.0, 8.0]</text:p>
          </table:table-cell>
          <table:table-cell office:value-type="string">
            <text:p>[40.0, -1.0, -1.0, -1.0]</text:p>
          </table:table-cell>
          <table:table-cell office:value-type="string">
            <text:p>[[15, 31, 47], [], [], [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6, -1, -1, -1]</text:p>
          </table:table-cell>
          <table:table-cell office:value-type="string">
            <text:p>[0.0, 2.0, 4.0, 8.0]</text:p>
          </table:table-cell>
          <table:table-cell office:value-type="string">
            <text:p>[40.0, -1.0, -1.0, -1.0]</text:p>
          </table:table-cell>
          <table:table-cell office:value-type="string">
            <text:p>[[14, 30, 46], [], [], [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5, -1, -1, -1]</text:p>
          </table:table-cell>
          <table:table-cell office:value-type="string">
            <text:p>[0.0, 2.0, 4.0, 8.0]</text:p>
          </table:table-cell>
          <table:table-cell office:value-type="string">
            <text:p>[40.0, -1.0, -1.0, -1.0]</text:p>
          </table:table-cell>
          <table:table-cell office:value-type="string">
            <text:p>[[13, 45, 29], [], [], [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4, -1, -1, -1]</text:p>
          </table:table-cell>
          <table:table-cell office:value-type="string">
            <text:p>[0.0, 2.0, 4.0, 8.0]</text:p>
          </table:table-cell>
          <table:table-cell office:value-type="string">
            <text:p>[40.0, -1.0, -1.0, -1.0]</text:p>
          </table:table-cell>
          <table:table-cell office:value-type="string">
            <text:p>[[12, 28, 44], [], [], [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3, -1, -1, -1]</text:p>
          </table:table-cell>
          <table:table-cell office:value-type="string">
            <text:p>[0.0, 2.0, 4.0, 8.0]</text:p>
          </table:table-cell>
          <table:table-cell office:value-type="string">
            <text:p>[40.0, -1.0, -1.0, -1.0]</text:p>
          </table:table-cell>
          <table:table-cell office:value-type="string">
            <text:p>[[11, 27, 43], [], [], [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2, 7, -1, -1]</text:p>
          </table:table-cell>
          <table:table-cell office:value-type="string">
            <text:p>[0.0, 2.0, 4.0, 8.0]</text:p>
          </table:table-cell>
          <table:table-cell office:value-type="string">
            <text:p>[40.0, 40.0, -1.0, -1.0]</text:p>
          </table:table-cell>
          <table:table-cell office:value-type="string">
            <text:p>[[10, 26, 42], [3, 19, 35, 51, 67], [], [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1, 6, -1, -1]</text:p>
          </table:table-cell>
          <table:table-cell office:value-type="string">
            <text:p>[0.0, 2.0, 4.0, 8.0]</text:p>
          </table:table-cell>
          <table:table-cell office:value-type="string">
            <text:p>[40.0, 40.0, -1.0, -1.0]</text:p>
          </table:table-cell>
          <table:table-cell office:value-type="string">
            <text:p>[[9, 25, 41], [2, 18, 34, 50, 66], [], [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-1, 5, -1, -1]</text:p>
          </table:table-cell>
          <table:table-cell office:value-type="string">
            <text:p>[0.0, 2.0, 4.0, 8.0]</text:p>
          </table:table-cell>
          <table:table-cell office:value-type="string">
            <text:p>[-1.0, 40.0, -1.0, -1.0]</text:p>
          </table:table-cell>
          <table:table-cell office:value-type="string">
            <text:p>[[], [1, 17, 33, 49, 65], [], [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7, 4, -1, -1]</text:p>
          </table:table-cell>
          <table:table-cell office:value-type="string">
            <text:p>[0.0, 2.0, 4.0, 8.0]</text:p>
          </table:table-cell>
          <table:table-cell office:value-type="string">
            <text:p>[40.0, 40.0, -1.0, -1.0]</text:p>
          </table:table-cell>
          <table:table-cell office:value-type="string">
            <text:p>[[8, 24, 40], [0, 16, 32, 48, 64], [], [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6, 3, -1, -1]</text:p>
          </table:table-cell>
          <table:table-cell office:value-type="string">
            <text:p>[0.0, 2.0, 4.0, 8.0]</text:p>
          </table:table-cell>
          <table:table-cell office:value-type="string">
            <text:p>[40.0, 40.0, -1.0, -1.0]</text:p>
          </table:table-cell>
          <table:table-cell office:value-type="string">
            <text:p>[[7, 23, 39], [15, 31, 47, 63], [], [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5, 2, 7, -1]</text:p>
          </table:table-cell>
          <table:table-cell office:value-type="string">
            <text:p>[0.0, 2.0, 4.0, 8.0]</text:p>
          </table:table-cell>
          <table:table-cell office:value-type="string">
            <text:p>[40.0, 40.0, 40.0, -1.0]</text:p>
          </table:table-cell>
          <table:table-cell office:value-type="string">
            <text:p>[[6, 22, 38], [14, 30, 46, 62], [55, 7, 23, 39, 71, 87], [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4, 1, 6, -1]</text:p>
          </table:table-cell>
          <table:table-cell office:value-type="string">
            <text:p>[0.0, 2.0, 4.0, 8.0]</text:p>
          </table:table-cell>
          <table:table-cell office:value-type="string">
            <text:p>[40.0, 40.0, 40.0, -1.0]</text:p>
          </table:table-cell>
          <table:table-cell office:value-type="string">
            <text:p>[[5, 21, 37], [13, 45, 61, 29], [6, 22, 38, 54, 70, 86], [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3, -1, 5, -1]</text:p>
          </table:table-cell>
          <table:table-cell office:value-type="string">
            <text:p>[0.0, 2.0, 4.0, 8.0]</text:p>
          </table:table-cell>
          <table:table-cell office:value-type="string">
            <text:p>[40.0, -1.0, 40.0, -1.0]</text:p>
          </table:table-cell>
          <table:table-cell office:value-type="string">
            <text:p>[[4, 20, 36], [], [5, 21, 37, 53, 69, 85], [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2, 7, 4, -1]</text:p>
          </table:table-cell>
          <table:table-cell office:value-type="string">
            <text:p>[0.0, 2.0, 4.0, 8.0]</text:p>
          </table:table-cell>
          <table:table-cell office:value-type="string">
            <text:p>[40.0, 40.0, 40.0, -1.0]</text:p>
          </table:table-cell>
          <table:table-cell office:value-type="string">
            <text:p>[[3, 19, 35], [12, 28, 44, 60], [52, 68, 84], [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1, 6, 3, -1]</text:p>
          </table:table-cell>
          <table:table-cell office:value-type="string">
            <text:p>[0.0, 2.0, 4.0, 8.0]</text:p>
          </table:table-cell>
          <table:table-cell office:value-type="string">
            <text:p>[40.0, 40.0, 40.0, -1.0]</text:p>
          </table:table-cell>
          <table:table-cell office:value-type="string">
            <text:p>[[2, 18, 34], [11, 27, 43, 59], [3, 19, 35, 51, 67, 83], [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-1, 5, 2, 7]</text:p>
          </table:table-cell>
          <table:table-cell office:value-type="string">
            <text:p>[0.0, 2.0, 4.0, 8.0]</text:p>
          </table:table-cell>
          <table:table-cell office:value-type="string">
            <text:p>[-1.0, 40.0, 40.0, 40.0]</text:p>
          </table:table-cell>
          <table:table-cell office:value-type="string">
            <text:p>[[], [58, 10, 26, 42], [18, 34, 50, 66, 82, 29], [26, 75, 43, 59, 91, 107]]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[-1, 4, 1, 6]</text:p>
          </table:table-cell>
          <table:table-cell office:value-type="string">
            <text:p>[-1.0, 2.0, 4.0, 8.0]</text:p>
          </table:table-cell>
          <table:table-cell office:value-type="string">
            <text:p>[40.0, 40.0, 40.0]</text:p>
          </table:table-cell>
          <table:table-cell office:value-type="string">
            <text:p>[[], [57, 9, 25, 41], [1, 17, 33, 49, 65, 81], [58, 42, 25, 74, 90, 106]]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[-1, 3, -1, 5]</text:p>
          </table:table-cell>
          <table:table-cell office:value-type="string">
            <text:p>[-1.0, 2.0, 4.0, 8.0]</text:p>
          </table:table-cell>
          <table:table-cell office:value-type="string">
            <text:p>[40.0, -1.0, 40.0]</text:p>
          </table:table-cell>
          <table:table-cell office:value-type="string">
            <text:p>[[], [56, 8, 24, 40], [], [57, 41, 105, 73, 89]]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[-1, 2, 7, 4]</text:p>
          </table:table-cell>
          <table:table-cell office:value-type="string">
            <text:p>[-1.0, 2.0, 4.0, 8.0]</text:p>
          </table:table-cell>
          <table:table-cell office:value-type="string">
            <text:p>[40.0, 40.0, 40.0]</text:p>
          </table:table-cell>
          <table:table-cell office:value-type="string">
            <text:p>[[], [55, 7, 23, 39], [0, 16, 32, 48, 80, 64], [23, 104, 72, 88]]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[-1, 1, 6, 3]</text:p>
          </table:table-cell>
          <table:table-cell office:value-type="string">
            <text:p>[-1.0, 2.0, 4.0, 8.0]</text:p>
          </table:table-cell>
          <table:table-cell office:value-type="string">
            <text:p>[40.0, 40.0, 40.0]</text:p>
          </table:table-cell>
          <table:table-cell office:value-type="string">
            <text:p>[[], [6, 22, 38, 54], [15, 79, 31, 47, 63], [1, 55, 39, 103, 71, 87]]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[-1, -1, 5, 2]</text:p>
          </table:table-cell>
          <table:table-cell office:value-type="string">
            <text:p>[-1.0, 2.0, 4.0, 8.0]</text:p>
          </table:table-cell>
          <table:table-cell office:value-type="string">
            <text:p>[-1.0, 40.0, 40.0]</text:p>
          </table:table-cell>
          <table:table-cell office:value-type="string">
            <text:p>[[], [], [78, 14, 30, 46, 62], [54, 102, 15, 70, 86]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[-1, -1, 4, 1]</text:p>
          </table:table-cell>
          <table:table-cell office:value-type="string">
            <text:p>[-1.0, -1.0, 4.0, 8.0]</text:p>
          </table:table-cell>
          <table:table-cell office:value-type="string">
            <text:p>[40.0, 40.0]</text:p>
          </table:table-cell>
          <table:table-cell office:value-type="string">
            <text:p>[[], [], [2, 77, 13, 45, 61], [14, 101, 53, 69, 85]]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[-1, -1, 3, -1]</text:p>
          </table:table-cell>
          <table:table-cell office:value-type="string">
            <text:p>[-1.0, -1.0, 4.0, 8.0]</text:p>
          </table:table-cell>
          <table:table-cell office:value-type="string">
            <text:p>[40.0, -1.0]</text:p>
          </table:table-cell>
          <table:table-cell office:value-type="string">
            <text:p>[[], [], [12, 28, 44, 60, 76], []]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[-1, -1, 2, 7]</text:p>
          </table:table-cell>
          <table:table-cell office:value-type="string">
            <text:p>[-1.0, -1.0, 4.0, 8.0]</text:p>
          </table:table-cell>
          <table:table-cell office:value-type="string">
            <text:p>[40.0, 40.0]</text:p>
          </table:table-cell>
          <table:table-cell office:value-type="string">
            <text:p>[[], [], [75, 11, 27, 43, 59], [13, 100, 52, 68, 84]]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[-1, -1, 1, 6]</text:p>
          </table:table-cell>
          <table:table-cell office:value-type="string">
            <text:p>[-1.0, -1.0, 4.0, 8.0]</text:p>
          </table:table-cell>
          <table:table-cell office:value-type="string">
            <text:p>[40.0, 40.0]</text:p>
          </table:table-cell>
          <table:table-cell office:value-type="string">
            <text:p>[[], [], [58, 10, 26, 42, 74], [17, 0, 99, 51, 67, 83]]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[-1, -1, -1, 5]</text:p>
          </table:table-cell>
          <table:table-cell office:value-type="string">
            <text:p>[-1.0, -1.0, 4.0, 8.0]</text:p>
          </table:table-cell>
          <table:table-cell office:value-type="string">
            <text:p>[-1.0, 40.0]</text:p>
          </table:table-cell>
          <table:table-cell office:value-type="string">
            <text:p>[[], [], [], [33, 16, 98, 50, 66, 82]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[-1, -1, -1, 4]</text:p>
          </table:table-cell>
          <table:table-cell office:value-type="string">
            <text:p>[-1.0, -1.0, -1.0, 8.0]</text:p>
          </table:table-cell>
          <table:table-cell office:value-type="string">
            <text:p>[40.0]</text:p>
          </table:table-cell>
          <table:table-cell office:value-type="string">
            <text:p>[[], [], [], [49, 32, 97, 12, 65, 81]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[-1, -1, -1, 3]</text:p>
          </table:table-cell>
          <table:table-cell office:value-type="string">
            <text:p>[-1.0, -1.0, -1.0, 8.0]</text:p>
          </table:table-cell>
          <table:table-cell office:value-type="string">
            <text:p>[40.0]</text:p>
          </table:table-cell>
          <table:table-cell office:value-type="string">
            <text:p>[[], [], [], [48, 11, 80, 64, 31, 96]]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[-1, -1, -1, 2]</text:p>
          </table:table-cell>
          <table:table-cell office:value-type="string">
            <text:p>[-1.0, -1.0, -1.0, 8.0]</text:p>
          </table:table-cell>
          <table:table-cell office:value-type="string">
            <text:p>[40.0]</text:p>
          </table:table-cell>
          <table:table-cell office:value-type="string">
            <text:p>[[], [], [], [10, 30, 79, 47, 63, 95]]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[-1, -1, -1, 1]</text:p>
          </table:table-cell>
          <table:table-cell office:value-type="string">
            <text:p>[-1.0, -1.0, -1.0, 8.0]</text:p>
          </table:table-cell>
          <table:table-cell office:value-type="string">
            <text:p>[40.0]</text:p>
          </table:table-cell>
          <table:table-cell office:value-type="string">
            <text:p>[[], [], [], [9, 78, 46, 62, 29, 94]]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[-1, -1, -1, -1]</text:p>
          </table:table-cell>
          <table:table-cell office:value-type="string">
            <text:p>[-1.0, -1.0, -1.0, 8.0]</text:p>
          </table:table-cell>
          <table:table-cell office:value-type="string">
            <text:p>[-1.0]</text:p>
          </table:table-cell>
          <table:table-cell office:value-type="string">
            <text:p>[[], [], [], []]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OST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8000, 8000, 8000, 8000]/8000</text:p>
          </table:table-cell>
          <table:table-cell office:value-type="string">
            <text:p>[2048, 2048, 2048, 2048]/2048</text:p>
          </table:table-cell>
          <table:table-cell office:value-type="string">
            <text:p>[2000, 2000, 2000, 2000]/10000</text:p>
          </table:table-cell>
          <table:table-cell office:value-type="string">
            <text:p>[20000, 20000, 20000, 20000]/1000000</text:p>
          </table:table-cell>
          <table:table-cell office:value-type="string">
            <text:p>[100.0, 100.0, 100.0, 100.0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0, 0, 0, 0]/8000</text:p>
          </table:table-cell>
          <table:table-cell office:value-type="string">
            <text:p>[0, 0, 0, 0]/2048</text:p>
          </table:table-cell>
          <table:table-cell office:value-type="string">
            <text:p>[0, 0, 0, 0]/10000</text:p>
          </table:table-cell>
          <table:table-cell office:value-type="string">
            <text:p>[0, 0, 0, 0]/1000000</text:p>
          </table:table-cell>
          <table:table-cell office:value-type="string">
            <text:p>[0.0, 0.0, 0.0, 0.0]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0, 0, 0, 0]/8000</text:p>
          </table:table-cell>
          <table:table-cell office:value-type="string">
            <text:p>[0, 0, 0, 0]/2048</text:p>
          </table:table-cell>
          <table:table-cell office:value-type="string">
            <text:p>[0, 0, 0, 0]/10000</text:p>
          </table:table-cell>
          <table:table-cell office:value-type="string">
            <text:p>[0, 0, 0, 0]/1000000</text:p>
          </table:table-cell>
          <table:table-cell office:value-type="string">
            <text:p>[0.0, 0.0, 0.0, 0.0]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ATACENTER</text:p>
          </table:table-cell>
          <table:table-cell table:number-columns-repeated="10"/>
        </table:table-row>
        <table:table-row table:style-name="ro1"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6"/>
        </table:table-row>
        <table:table-row table:style-name="ro1">
          <table:table-cell office:value-type="string">
            <text:p>[64000, 64000, 64000, 64000]/80000</text:p>
          </table:table-cell>
          <table:table-cell office:value-type="string">
            <text:p>[16384, 16384, 16384, 16384]/20480</text:p>
          </table:table-cell>
          <table:table-cell office:value-type="string">
            <text:p>[16000, 16000, 16000, 16000]/100000</text:p>
          </table:table-cell>
          <table:table-cell office:value-type="string">
            <text:p>[160000, 160000, 160000, 160000]/10000000</text:p>
          </table:table-cell>
          <table:table-cell office:value-type="string">
            <text:p>[800.0, 800.0, 800.0, 800.0]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18:06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do FM</meta:initial-creator>
    <meta:creation-date>2019-04-09T16:50:22.03</meta:creation-date>
    <dc:date>2019-04-09T18:06:38.17</dc:date>
    <dc:creator>Nando FM</dc:creator>
    <meta:editing-duration>PT1H1M5S</meta:editing-duration>
    <meta:editing-cycles>2</meta:editing-cycles>
    <meta:generator>OpenOffice/4.1.6$Win32 OpenOffice.org_project/416m1$Build-9790</meta:generator>
    <meta:document-statistic meta:table-count="2" meta:cell-count="2227" meta:object-count="0"/>
  </office:meta>
</office:document-meta>
</file>